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код">
      <style:text-properties officeooo:paragraph-rsid="00123ce4"/>
    </style:style>
    <style:style style:name="P2" style:family="paragraph" style:parent-style-name="Text_20_body">
      <style:text-properties officeooo:paragraph-rsid="00183d22"/>
    </style:style>
    <style:style style:name="P3" style:family="paragraph" style:parent-style-name="Text_20_body">
      <style:text-properties officeooo:rsid="0019b101" officeooo:paragraph-rsid="0019b101"/>
    </style:style>
    <style:style style:name="P4" style:family="paragraph" style:parent-style-name="Text_20_body">
      <style:text-properties officeooo:rsid="0021288b" officeooo:paragraph-rsid="0021288b"/>
    </style:style>
    <style:style style:name="P5" style:family="paragraph" style:parent-style-name="Text_20_body">
      <style:text-properties officeooo:rsid="0021288b" officeooo:paragraph-rsid="0024269d"/>
    </style:style>
    <style:style style:name="P6" style:family="paragraph" style:parent-style-name="Text_20_body">
      <style:text-properties officeooo:rsid="0027698c" officeooo:paragraph-rsid="0027698c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2">
      <style:text-properties officeooo:rsid="001a8a83" officeooo:paragraph-rsid="001a8a83"/>
    </style:style>
    <style:style style:name="P10" style:family="paragraph" style:parent-style-name="Text_20_body" style:list-style-name="L2">
      <style:text-properties officeooo:rsid="0019b101" officeooo:paragraph-rsid="0019b101"/>
    </style:style>
    <style:style style:name="P11" style:family="paragraph" style:parent-style-name="Text_20_body" style:list-style-name="L3">
      <style:text-properties officeooo:rsid="0021288b" officeooo:paragraph-rsid="0021288b"/>
    </style:style>
    <style:style style:name="P12" style:family="paragraph" style:parent-style-name="Text_20_body">
      <style:text-properties officeooo:paragraph-rsid="0021288b"/>
    </style:style>
    <style:style style:name="P13" style:family="paragraph" style:parent-style-name="Text_20_body">
      <style:text-properties officeooo:rsid="002c1b5d" officeooo:paragraph-rsid="002c1b5d"/>
    </style:style>
    <style:style style:name="P14" style:family="paragraph" style:parent-style-name="Text_20_body">
      <style:text-properties officeooo:rsid="002c346a" officeooo:paragraph-rsid="002c346a"/>
    </style:style>
    <style:style style:name="P15" style:family="paragraph" style:parent-style-name="Text_20_body" style:list-style-name="L4">
      <style:text-properties officeooo:rsid="002c346a" officeooo:paragraph-rsid="002c346a"/>
    </style:style>
    <style:style style:name="P16" style:family="paragraph" style:parent-style-name="Text_20_body" style:list-style-name="L4">
      <style:text-properties officeooo:rsid="002d8603" officeooo:paragraph-rsid="002d8603"/>
    </style:style>
    <style:style style:name="P17" style:family="paragraph" style:parent-style-name="Heading_20_2">
      <style:text-properties officeooo:rsid="002c346a" officeooo:paragraph-rsid="002c346a"/>
    </style:style>
    <style:style style:name="P18" style:family="paragraph" style:parent-style-name="Heading_20_2">
      <style:paragraph-properties fo:break-before="page"/>
      <style:text-properties officeooo:rsid="001f5bbb" officeooo:paragraph-rsid="001f5bbb"/>
    </style:style>
    <style:style style:name="P19" style:family="paragraph" style:parent-style-name="Heading_20_1">
      <style:paragraph-properties fo:break-before="page"/>
      <style:text-properties officeooo:rsid="0021288b" officeooo:paragraph-rsid="0021288b"/>
    </style:style>
    <style:style style:name="P20" style:family="paragraph" style:parent-style-name="Heading_20_1">
      <style:paragraph-properties fo:break-before="page"/>
      <style:text-properties officeooo:rsid="002c0a15" officeooo:paragraph-rsid="002c0a15"/>
    </style:style>
    <style:style style:name="T1" style:family="text">
      <style:text-properties officeooo:rsid="0016a170"/>
    </style:style>
    <style:style style:name="T2" style:family="text">
      <style:text-properties officeooo:rsid="00183d22"/>
    </style:style>
    <style:style style:name="T3" style:family="text">
      <style:text-properties officeooo:rsid="001c380f"/>
    </style:style>
    <style:style style:name="T4" style:family="text">
      <style:text-properties officeooo:rsid="001d811b"/>
    </style:style>
    <style:style style:name="T5" style:family="text">
      <style:text-properties officeooo:rsid="001f30af"/>
    </style:style>
    <style:style style:name="T6" style:family="text">
      <style:text-properties officeooo:rsid="00231beb"/>
    </style:style>
    <style:style style:name="T7" style:family="text">
      <style:text-properties officeooo:rsid="0024269d"/>
    </style:style>
    <style:style style:name="T8" style:family="text">
      <style:text-properties officeooo:rsid="0025f46e"/>
    </style:style>
    <style:style style:name="T9" style:family="text">
      <style:text-properties officeooo:rsid="0027697f"/>
    </style:style>
    <style:style style:name="T10" style:family="text">
      <style:text-properties officeooo:rsid="002923eb"/>
    </style:style>
    <style:style style:name="T11" style:family="text">
      <style:text-properties officeooo:rsid="002925d1"/>
    </style:style>
    <style:style style:name="T12" style:family="text">
      <style:text-properties officeooo:rsid="002ac352"/>
    </style:style>
    <style:style style:name="T13" style:family="text">
      <style:text-properties officeooo:rsid="002d860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Система управления событиями</text:h>
      <text:h text:style-name="Heading_20_2" text:outline-level="2">Проектные параметры </text:h>
      <text:p text:style-name="P2"><text:span text:style-name="T2">планируем следующие свойства </text:span>создаваемой программы:</text:p>
      <text:list xml:id="list5700877546574287689" text:style-name="L1">
        <text:list-item>
          <text:p text:style-name="P7">Событие <text:a xlink:type="simple" xlink:href="#1.3.Пример описания событий|outline" text:style-name="Internet_20_link" text:visited-style-name="Visited_20_Internet_20_Link">описано</text:a> выражением.</text:p>
        </text:list-item>
        <text:list-item>
          <text:p text:style-name="P7">Событие может содержать сопряженные события, <text:span text:style-name="T5">выстраиваем вертикальную связанность событий</text:span></text:p>
        </text:list-item>
        <text:list-item>
          <text:p text:style-name="P7">Событие может ссылаться на другое событие, т. е. наследовать свойства другого события или нескольких событий</text:p>
        </text:list-item>
        <text:list-item>
          <text:p text:style-name="P7">Структура события описывается полями</text:p>
        </text:list-item>
        <text:list-item>
          <text:p text:style-name="P7">Значения полей задаются в произвольной форме и могут быть — {текстом, целым числом, вещественным числом, датой, временем, деньгами, адресом в интернете, изображением}</text:p>
        </text:list-item>
      </text:list>
      <text:h text:style-name="Heading_20_2" text:outline-level="2">Основные операции</text:h>
      <text:list xml:id="list8539058496123128406" text:style-name="L2">
        <text:list-item>
          <text:p text:style-name="P8">Вычисления над событиями представлены бестиповым лямбда исчислением, для внутреннего описания и представления используем лямбда грамматику</text:p>
        </text:list-item>
        <text:list-item>
          <text:p text:style-name="P8">Решается задача определения статуса</text:p>
          <text:list>
            <text:list-item>
              <text:p text:style-name="P8"><text:span text:style-name="T4">с</text:span>овокупность событий — <text:span text:style-name="T4">есть </text:span>модель</text:p>
            </text:list-item>
            <text:list-item>
              <text:p text:style-name="P8">для событий, представляющих иерархию решатся задача вертикального согласования</text:p>
            </text:list-item>
            <text:list-item>
              <text:p text:style-name="P8">для группы планируемых событий решается задача горизонтального со<text:span text:style-name="T1">г</text:span>ласования</text:p>
            </text:list-item>
            <text:list-item>
              <text:p text:style-name="P9">вычисляем статус для каждого события/группы событий как <draw:frame draw:style-name="fr1" draw:name="Объект1" text:anchor-type="as-char" svg:y="-0.1728in" svg:width="0.8091in" svg:height="0.2181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,<text:line-break/><text:span text:style-name="T3">где </text:span><text:span text:style-name="T3"><draw:frame draw:style-name="fr1" draw:name="Объект2" text:anchor-type="as-char" svg:y="-0.1728in" svg:width="0.2189in" svg:height="0.2091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">- оптимизационный статус группы событий<text:line-break/></text:span><text:span text:style-name="T3"><draw:frame draw:style-name="fr1" draw:name="Объект3" text:anchor-type="as-char" svg:y="-0.1728in" svg:width="0.2256in" svg:height="0.2091in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">- расчетный статус событиями<text:line-break/></text:span><text:span text:style-name="T3"><draw:frame draw:style-name="fr1" draw:name="Объект4" text:anchor-type="as-char" svg:y="-0.1728in" svg:width="0.2362in" svg:height="0.2091in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">- статус события не определен</text:span></text:p>
            </text:list-item>
          </text:list>
        </text:list-item>
        <text:list-item>
          <text:p text:style-name="P8">События и результаты вычислений храним в postgresql</text:p>
        </text:list-item>
        <text:list-item>
          <text:p text:style-name="P10">В качестве компилятора для работы выражениями-событиями используем проект <text:a xlink:type="simple" xlink:href="http://github.com/rhexo/decc" text:style-name="Internet_20_link" text:visited-style-name="Visited_20_Internet_20_Link">decc</text:a></text:p>
        </text:list-item>
      </text:list>
      <text:p text:style-name="P3"/>
      <text:h text:style-name="P18" text:outline-level="2">Пример описания событий</text:h>
      <text:p text:style-name="код">Как пример, могу привести следующий мета язык описания события планирования поездки: </text:p>
      <text:p text:style-name="код"/>
      <text:p text:style-name="код">Событие::Поездка{ </text:p>
      <text:p text:style-name="код"><text:tab/><text:tab/>Деньги::, </text:p>
      <text:p text:style-name="код"><text:tab/><text:tab/>Продолжительность::, </text:p>
      <text:p text:style-name="код"><text:tab/><text:tab/>Транспорт::Машина|Городской| </text:p>
      <text:p text:style-name="код"><text:tab/><text:tab/>Маршрут::Карта|«http://….»|&lt; </text:p>
      <text:p text:style-name="код"><text:tab/><text:tab/>Начало::, </text:p>
      <text:p text:style-name="код"><text:tab/><text:tab/>Ограничения:: </text:p>
      <text:p text:style-name="код">} </text:p>
      <text:p text:style-name="код"/>
      <text:p text:style-name="код">Пусть так же существует событие: </text:p>
      <text:p text:style-name="код">Событие::Позвонить_маме { </text:p>
      <text:p text:style-name="код"><text:tab/>Начало:: </text:p>
      <text:p text:style-name="код"><text:tab/>Номер_телефона::887934… </text:p>
      <text:p text:style-name="код">} </text:p>
      <text:p text:style-name="код"/>
      <text:p text:style-name="код">Использование шаблона: </text:p>
      <text:p text:style-name="код">Создать::Поездка_домой =&gt; Поездка { </text:p>
      <text:p text:style-name="код"><text:tab/>Деньги::2200р, </text:p>
      <text:p text:style-name="код"><text:tab/>Продолжительность::27 часов, </text:p>
      <text:p text:style-name="код"><text:tab/>Транспорт::Поезд, </text:p>
      <text:p text:style-name="код"><text:tab/>Начало::21:00, </text:p>
      <text:p text:style-name="код"><text:tab/>Ограничение:: </text:p>
      <text:p text:style-name="код"><text:tab/><text:tab/>Создать::Позвонить_что_выехал =&gt; Позвонить_маме(Начало::21:20) { </text:p>
      <text:p text:style-name="код"><text:tab/><text:tab/><text:tab/>Описание:: «Возможно заготовленный текст сообщения» </text:p>
      <text:p text:style-name="P1"><text:tab/><text:tab/>}</text:p>
      <text:p text:style-name="P1">} </text:p>
      <text:p text:style-name="код"/>
      <text:p text:style-name="код">Создать::Добраться_до_квартиры::Поездка_домой =&gt; Поездка { </text:p>
      <text:p text:style-name="код"><text:tab/>Деньги::150р, </text:p>
      <text:p text:style-name="код"><text:tab/>Продолжительность::15 минут,r </text:p>
      <text:p text:style-name="код"><text:tab/>Транспорт::Общественный, </text:p>
      <text:p text:style-name="код">} </text:p>
      <text:p text:style-name="код"/>
      <text:p text:style-name="код">Трактуем как "Добраться до квартиры", следует за "Поездка домой"</text:p>
      <text:p text:style-name="код"/>
      <text:p text:style-name="Standard"/>
      <text:p text:style-name="Standard"/>
      <text:h text:style-name="P19" text:outline-level="1">15.10.2016 Приложение к архитектуре системы</text:h>
      <text:p text:style-name="P5">Каждое событие системы должно представлять собой уникальн<text:span text:style-name="T7">ый объект-событие</text:span>. Порождение подобных <text:span text:style-name="T7">и новых </text:span>объектов возможно через копирование/<text:span text:style-name="T6">клонирование уже существующих сущностей-объектов и добавлении к ним новой структуры. В общем случае, все объекты-события будут порождениы от одного единственного события, имеющего базовую форму.</text:span></text:p>
      <text:p text:style-name="P6">Формируемая новая структура — есть шаблон, который описывают часть моделируемого в будущем события. Причем, созданный на основе шаблона экземпляр объекта-события теряет связь с шаблоном, из которого он был создан. При этом, структура шаблона наследуется объектом-события и продолжает существовать вместе с описываемой <text:span text:style-name="T12">им</text:span> сущностью.</text:p>
      <text:p text:style-name="P6">Внутри объекта отношение между структурой и содержимым объекта должна быть однозначной, т. е. <text:span text:style-name="T10">о</text:span>пределения свойств и методов, унаследованные от шаблона родителя будут необходимыми и достаточными в контексте рассматриваемого объекта-события. <text:span text:style-name="T10">Проще говоря, структура определяет объект-событие и любое свойство, относящееся к данному объекту-событию, должно быть обязательно отражено в его структуре.</text:span></text:p>
      <text:p text:style-name="P5"><text:span text:style-name="T7">Для таких объектов-событий с</text:span>труктура <text:span text:style-name="T8">описания</text:span> хранится в самом объекте-событи<text:span text:style-name="T7">я</text:span>. ЖЦ события подразумевает изменение как знначений атрибутов объектов-событий так и их структуру, и поведение.</text:p>
      <text:p text:style-name="P4">Данны<text:span text:style-name="T9">й</text:span> подход влечет за собой увеличение сложности процедуры изменений в случае тиражирования изменений. В качестве решения, можно предложить следующую стратегию:</text:p>
      <text:list xml:id="list2097706586719599460" text:style-name="L3">
        <text:list-item>
          <text:p text:style-name="P11">Создается некоторая структура (по факту событие)</text:p>
        </text:list-item>
        <text:list-item>
          <text:p text:style-name="P11">Выполняется запрос, <text:span text:style-name="T12">который определяе</text:span> коллекци<text:span text:style-name="T12">ю</text:span> событий для которых будет выполнена процедура тиражирования созданной структуры</text:p>
        </text:list-item>
        <text:list-item>
          <text:p text:style-name="P11">Для каждого элемента коллекции выполняется операция «приложения» новой структуры к уже существующему событию. Как результат этой операции, конфликтующие свойства и методы должны быть замещены «новыми» свойствами и методами.</text:p>
        </text:list-item>
      </text:list>
      <text:p text:style-name="P6">Для ра<text:span text:style-name="T11">б</text:span>оты с коллекциями объектов-событий необходим подход. Язык ображения к элементам должен быть декларативны<text:span text:style-name="T12">м</text:span> и не <text:span text:style-name="T12">должен </text:span>подразумевать перегруженной логики выражений.</text:p>
      <text:p text:style-name="P6"/>
      <text:p text:style-name="P12"/>
      <text:h text:style-name="P20" text:outline-level="1">Приложение к архитектуре системы от 25.10.2016</text:h>
      <text:p text:style-name="P13">Совокупность объектов представима в виде выражения. Вычисление выражения определим как тождественный процесс обработки связных последовательных событий.</text:p>
      <text:h text:style-name="P17" text:outline-level="2">Структура системы</text:h>
      <text:p text:style-name="P14">Необходимо реализовать следующие компоненты:</text:p>
      <text:list xml:id="list5796115069253647709" text:style-name="L4">
        <text:list-item>
          <text:p text:style-name="P15">приложение-клиент, которое будет регистрировать события. Например, регистрация кассовых чеков, для дальнейшего возможного анализа и составления отчетности</text:p>
          <text:list>
            <text:list-item>
              <text:p text:style-name="P15">андроид приложение</text:p>
            </text:list-item>
            <text:list-item>
              <text:p text:style-name="P15">айфон приложение</text:p>
            </text:list-item>
          </text:list>
        </text:list-item>
        <text:list-item>
          <text:p text:style-name="P15">Приложение сервера</text:p>
          <text:list>
            <text:list-item>
              <text:p text:style-name="P15">включает экземпляр контейнера. Количество контейнеров может быть необграниченным.</text:p>
            </text:list-item>
            <text:list-item>
              <text:p text:style-name="P15">переданное от приложения клиента событие размещается в экземпляре контейнера.</text:p>
            </text:list-item>
            <text:list-item>
              <text:p text:style-name="P15">Вычисление может производиться как на стороне сервера, через команду, так и на стороне клиента через передачу события из контейнера сервера, контейнеру клиента. </text:p>
            </text:list-item>
            <text:list-item>
              <text:p text:style-name="P15">При пердаче события, исходный экземпляр <text:span text:style-name="T13">фиксируется в виде образа и отправляется в стак событий. События из стека могут быть восстановлены в случае принятия решения об откате операции передачи события другому объекту конейтнеру.</text:span></text:p>
            </text:list-item>
            <text:list-item>
              <text:p text:style-name="P16">Выражение, производящее вычисление над событиями выносится за рамки контейнеров и хранится на сервере приложения и представляется отдельной сущностью. </text:p>
            </text:list-item>
            <text:list-item>
              <text:p text:style-name="P16">Вычисление выражения подразумевает обращение к множеству контекстов контейнеров, точнее событий, т. е. выражение выполняет роль интеграционной составляющей.</text:p>
            </text:list-item>
            <text:list-item>
              <text:p text:style-name="P16">Изменение состояния объектов событий возможно только посредством вычисления выражений, к которым они применимы. Передача объекта-события другому контейнеру, так же есть результат вычисления выражения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код" style:family="paragraph" style:parent-style-name="Text_20_body" style:class="text" style:master-page-name="">
      <loext:graphic-properties draw:fill="none" draw:fill-color="#729fcf"/>
      <style:paragraph-properties fo:margin-top="0in" fo:margin-bottom="0in" loext:contextual-spacing="false" fo:line-height="100%" style:page-number="auto" fo:background-color="transparent" fo:padding="0.0193in" fo:border="0.06pt solid #000000" style:shadow="none">
        <style:tab-stops/>
      </style:paragraph-properties>
      <style:text-properties style:font-name="Ubuntu" fo:font-family="Ubuntu" style:font-style-name="Обычный" style:font-pitch="variable" fo:font-size="10pt" officeooo:rsid="00108aad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23:08:26.289084561</meta:creation-date>
    <meta:generator>LibreOffice/5.1.4.2$Linux_X86_64 LibreOffice_project/10m0$Build-2</meta:generator>
    <dc:date>2016-10-25T22:27:41.910774423</dc:date>
    <meta:editing-duration>PT1H33M10S</meta:editing-duration>
    <meta:editing-cycles>31</meta:editing-cycles>
    <meta:document-statistic meta:table-count="0" meta:image-count="0" meta:object-count="4" meta:page-count="4" meta:paragraph-count="74" meta:word-count="667" meta:character-count="5600" meta:non-whitespace-character-count="4970"/>
  </office:meta>
</office:document-meta>
</file>

<file path=Object 1/content.xml><?xml version="1.0" encoding="utf-8"?>
<math xmlns="http://www.w3.org/1998/Math/MathML" display="block">
  <semantics>
    <mrow>
      <mo fence="true" stretchy="false">{</mo>
      <mrow>
        <mrow>
          <msup>
            <mi>J</mi>
            <mi>r</mi>
          </msup>
          <mi>,</mi>
          <msup>
            <mi>J</mi>
            <mn>0</mn>
          </msup>
          <mi>,</mi>
          <msup>
            <mi>J</mi>
            <mi>p</mi>
          </msup>
        </mrow>
      </mrow>
      <mo fence="true" stretchy="false">}</mo>
    </mrow>
    <annotation encoding="StarMath 5.0">lbrace J^{r}, J^{0}, J^{p} rbrace </annotation>
  </semantics>
</math>
</file>

<file path=Object 2/content.xml><?xml version="1.0" encoding="utf-8"?>
<math xmlns="http://www.w3.org/1998/Math/MathML" display="block">
  <semantics>
    <msup>
      <mi>J</mi>
      <mi>r</mi>
    </msup>
    <annotation encoding="StarMath 5.0">J^{r}</annotation>
  </semantics>
</math>
</file>

<file path=Object 3/content.xml><?xml version="1.0" encoding="utf-8"?>
<math xmlns="http://www.w3.org/1998/Math/MathML" display="block">
  <semantics>
    <msup>
      <mi>J</mi>
      <mn>0</mn>
    </msup>
    <annotation encoding="StarMath 5.0">J^{0}</annotation>
  </semantics>
</math>
</file>

<file path=Object 4/content.xml><?xml version="1.0" encoding="utf-8"?>
<math xmlns="http://www.w3.org/1998/Math/MathML" display="block">
  <semantics>
    <msup>
      <mi>J</mi>
      <mi>p</mi>
    </msup>
    <annotation encoding="StarMath 5.0">J^{p}</annotation>
  </semantics>
</math>
</file>